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imSun1" svg:font-family="SimSun, 宋体"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4pt" style:font-size-asian="14pt" style:font-name-complex="Arial" style:font-size-complex="14pt"/>
    </style:style>
    <style:style style:name="P2" style:family="paragraph" style:parent-style-name="Standard">
      <style:paragraph-properties fo:text-align="start" style:justify-single-word="false"/>
      <style:text-properties style:text-position="0% 100%" fo:font-size="12pt" fo:font-style="normal" style:text-underline-style="none" style:font-size-asian="10.5pt" style:font-style-asian="normal" style:font-size-complex="12pt" style:font-style-complex="normal"/>
    </style:style>
    <style:style style:name="P3" style:family="paragraph" style:parent-style-name="Standard">
      <style:paragraph-properties fo:line-height="150%" fo:text-align="center" style:justify-single-word="false" fo:break-before="page"/>
      <style:text-properties style:font-name="Arial" fo:font-size="14pt" fo:font-weight="bold" style:font-size-asian="14pt" style:font-weight-asian="bold" style:font-name-complex="Arial" style:font-size-complex="14pt" style:font-weight-complex="bold"/>
    </style:style>
    <style:style style:name="P4" style:family="paragraph" style:parent-style-name="Standard_20__28_Web_29_">
      <style:paragraph-properties fo:margin-top="0.176cm" fo:margin-bottom="0cm" loext:contextual-spacing="false" fo:line-height="115%"/>
    </style:style>
    <style:style style:name="P5" style:family="paragraph" style:parent-style-name="Standard" style:master-page-name="Standard">
      <style:paragraph-properties style:page-number="auto"/>
    </style:style>
    <style:style style:name="P6" style:family="paragraph" style:parent-style-name="Standard">
      <style:paragraph-properties fo:line-height="150%"/>
    </style:style>
    <style:style style:name="P7" style:family="paragraph" style:parent-style-name="Standard">
      <style:text-properties officeooo:paragraph-rsid="001d4f2e"/>
    </style:style>
    <style:style style:name="T1" style:family="text">
      <style:text-properties style:font-name="Arial" fo:font-size="14pt" style:font-size-asian="14pt" style:font-name-complex="Arial"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griffserklärung</text:p>
      <text:p text:style-name="Text_20_body">1)Substitution:</text:p>
      <text:p text:style-name="Text_20_body">Unter einer Substitution versteht man das Austauschen eines Wertes mit einem anderen Wert.</text:p>
      <text:p text:style-name="Text_20_body"/>
      <text:p text:style-name="Text_20_body">2pseudozufällig</text:p>
      <text:p text:style-name="Text_20_body">3physikalischen Zufallsgenerator</text:p>
      <text:p text:style-name="P4">4Blockchiffre</text:p>
      <text:p text:style-name="P4">5Bit</text:p>
      <text:p text:style-name="P7">modulo</text:p>
      <text:p text:style-name="P7"/>
      <text:p text:style-name="P7">cipher</text:p>
      <text:p text:style-name="Standard"/>
      <text:p text:style-name="Standard">Sha3</text:p>
      <text:p text:style-name="Standard"/>
      <text:p text:style-name="Standard">Inhaltsverzeichnis</text:p>
      <text:p text:style-name="Standard"/>
      <text:p text:style-name="Standard">Gliederung</text:p>
      <text:p text:style-name="Standard">1Allgemein</text:p>
      <text:p text:style-name="Standard">Historisch</text:p>
      <text:p text:style-name="Standard">Erklärung sy und asy</text:p>
      <text:p text:style-name="Standard">politisch</text:p>
      <text:p text:style-name="Standard">Sha3</text:p>
      <text:p text:style-name="Standard">2AES</text:p>
      <text:p text:style-name="Standard">CBC</text:p>
      <text:p text:style-name="Standard">3RSA</text:p>
      <text:p text:style-name="Standard">4Elgamal</text:p>
      <text:p text:style-name="P2">Known-Plaintext-Attack</text:p>
      <text:p text:style-name="Standard"/>
      <text:p text:style-name="Standard"/>
      <text:p text:style-name="Standard">SIGNIEREN!</text:p>
      <text:p text:style-name="P1">Digitale Signaturen werden zur sicheren Abwicklung von Geschäften eingesetzt. Zum Erstellen einer Signatur wird ein Hashwert aus der zu verschickenden Nachricht gebildet und mit dem privaten Schlüssel signiert. Nachricht und Signatur werden dann zum Empfänger geschickt.</text:p>
      <text:p text:style-name="P1">Zum Verifizieren der Signatur wird die Signatur des Hashwertes mit dem öffentlichen Schlüssel geprüft. Bei erfolgreicher Prüfung kann man davon ausgehen das die Nachricht vom Besitzer ist und nicht manipuliert wurde.</text:p>
      <text:p text:style-name="P1"/>
      <text:p text:style-name="P3">Beispiel</text:p>
      <text:p text:style-name="P1"/>
      <text:p text:style-name="P6"><text:span text:style-name="T1">Alice kann sich aber nicht 100% darauf verlassen, dass die Nachricht wirklich nur von Bob stammt, <text:s/>jemand Drittes hätte das Schloss <text:s text:c="2"/>nehmen können und mit einer Nachricht verschließen. Deshalb muss Bob mit seinem privaten Schlüssel eine Signatur erstellen. Seinen öffentlichen Schlüssel gibt er Alice. Sie kann nun mit Bobs öffentlichen Schlüssel die Herkunft der Nachricht überprüfen. <text:s text:c="4"/></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imSun1" svg:font-family="SimSun, 宋体"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family="Arial" style:font-family-generic="swiss" style:font-pitch="variable" fo:font-size="12pt" fo:language="de" fo:country="DE" style:letter-kerning="true" style:font-name-asian="SimSun1" style:font-family-asian="SimSun, 宋体" style:font-pitch-asian="variable" style:font-size-asian="12pt" style:font-name-complex="Mangal2"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family-generic="swiss" style:font-pitch="variable"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pitch="variable" style:font-name-complex="Mangal2" style:font-family-complex="Mangal" style:font-family-generic-complex="roman" style:font-pitch-complex="variable"/>
    </style:style>
    <style:style style:name="Beschriftung1" style:family="paragraph" style:parent-style-name="Standard">
      <style:paragraph-properties fo:margin-top="0.212cm" fo:margin-bottom="0.212cm" loext:contextual-spacing="false" text:number-lines="false" text:line-number="0"/>
      <style:text-properties style:font-name="Arial" fo:font-family="Arial" style:font-family-generic="swiss" style:font-pitch="variable"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Standard_20__28_Web_29_" style:display-name="Standard (Web)" style:family="paragraph" style:parent-style-name="Standard">
      <style:paragraph-properties fo:margin-top="0.176cm" fo:margin-bottom="0.21cm" loext:contextual-spacing="false" fo:orphans="2" fo:widows="2" fo:hyphenation-ladder-count="no-limit"/>
      <style:text-properties style:font-name="Times New Roman" fo:font-family="'Times New Roman'"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26:00</meta:creation-date>
    <dc:date>2015-05-07T11:31:42.982000000</dc:date>
    <meta:editing-cycles>10</meta:editing-cycles>
    <meta:generator>LibreOffice/4.3.6.2$Windows_x86 LibreOffice_project/d50a87b2e514536ed401c18000dad4660b6a169e</meta:generator>
    <meta:editing-duration>PT59M39S</meta:editing-duration>
    <meta:document-statistic meta:table-count="0" meta:image-count="0" meta:object-count="0" meta:page-count="2" meta:paragraph-count="27" meta:word-count="163" meta:character-count="1219" meta:non-whitespace-character-count="1075"/>
  </office:meta>
</office:document-meta>
</file>